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6"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7"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8" style:family="paragraph" style:parent-style-name="Text_20_body">
      <style:paragraph-properties fo:margin-top="0in" fo:margin-bottom="0in" fo:line-height="100%"/>
      <style:text-properties style:font-name="Liberation Serif2"/>
    </style:style>
    <style:style style:name="P19" style:family="paragraph" style:parent-style-name="Text_20_body">
      <style:paragraph-properties fo:margin-top="0in" fo:margin-bottom="0in" fo:line-height="100%"/>
    </style:style>
    <style:style style:name="P20" style:family="paragraph" style:parent-style-name="Standard">
      <style:paragraph-properties fo:text-align="start" style:justify-single-word="false"/>
      <style:text-properties fo:font-size="12pt" style:font-size-asian="10.5pt" style:font-size-complex="12pt"/>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2" style:family="paragraph" style:parent-style-name="Standard">
      <style:paragraph-properties fo:text-align="start" style:justify-single-word="false" fo:break-before="page"/>
      <style:text-properties fo:font-size="12pt" style:font-size-asian="10.5pt" style:font-size-complex="12pt"/>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22"><text:span text:style-name="T4">You may download this book in portable desktop format (PDF) format or in open document format from </text:span><text:a xlink:type="simple" xlink:href="http://pharmaceuticalcalculations.org/"><text:span text:style-name="T4">http://pharmaceuticalcalculations.org</text:span></text:a><text:span text:style-name="T4">. Some additional materials, such as presentations and answer keys, may be found at the aforementioned website as well.</text:span></text:p>
      <text:p text:style-name="P11"><text:span text:style-name="T4"/></text:p>
      <text:p text:style-name="P11"><text:span text:style-name="T4">A link for purchasing this book may be found at </text:span><text:a xlink:type="simple" xlink:href="http://pharmaceuticalcalculations.org/"><text:span text:style-name="T4">http://pharmaceuticalcalculations.org</text:span></text:a><text:span text:style-name="T4"> or you may purchase directly from </text:span><text:a xlink:type="simple" xlink:href="http://lulu.com/"><text:span text:style-name="T4">http://lulu.com</text:span></text:a><text:span text:style-name="T4"> and search for pharmaceutical calculations.</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may be made on <text:a xlink:type="simple" xlink:href="http://pharmaceuticalcalcutions.org/">http://pharmaceuticalcalcutions.org</text:a> or by mailing check or money order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12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8">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8"/>
      <text:p text:style-name="P19"><text:span text:style-name="T4">To learn more about the GPL please proceed to </text:span><text:a xlink:type="simple" xlink:href="http://www.gnu.org/copyleft/gpl.html"><text:span text:style-name="T4">http://www.gnu.org/copyleft/gpl.html</text:span></text:a><text:span text:style-name="T4"> </text:span></text:p>
      <text:p text:style-name="P18"/>
      <text:p text:style-name="P18">Some of the images and drug names are either registered or trademarked by their manufacturers.</text:p>
      <text:p text:style-name="P15"><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939001158"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international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pediatric and geriatric dosing.</text:span></text:p>
        </text:list-item>
      </text:list>
      <text:p text:style-name="P17"/>
      <text:p text:style-name="P17">Upon completion of this book, a student should be well prepared for the calculations expected of a pharmacy technician.</text:p>
      <text:p text:style-name="P15"><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6"><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text:span text:style-name="T12"><text:tab/> <text:s text:c="9"/></text:span>447</text:p>
      <text:p text:style-name="P2"><text:tab/>Chapter 18 - Drug Reconstitution <text:span text:style-name="T12"><text:tab/><text:tab/><text:tab/><text:tab/><text:tab/><text:tab/><text:tab/> <text:s text:c="9"/></text:span><text:tab/>?</text:p>
      <text:p text:style-name="P2"><text:tab/>Chapter 19 - Percentage Strength <text:span text:style-name="T12"><text:tab/><text:tab/><text:tab/><text:tab/><text:tab/><text:tab/><text:tab/> <text:s text:c="9"/></text:span><text:tab/>?</text:p>
      <text:p text:style-name="P2"><text:tab/>Chapter 20 - Ratio Strength <text:span text:style-name="T12"><text:tab/><text:tab/><text:tab/><text:tab/><text:tab/><text:tab/><text:tab/><text:tab/> <text:s text:c="9"/></text:span><text:tab/>?</text:p>
      <text:p text:style-name="P2"><text:tab/>Chapter 21 - Parts, Reducing &amp; Enlarging Formulas, and Parts Per Million <text:span text:style-name="T12"><text:tab/> <text:s text:c="9"/></text:span><text:tab/>?</text:p>
      <text:p text:style-name="P2"><text:tab/>Chapter 22 - Dosage Calculations Based on Body Weight <text:span text:style-name="T12"><text:tab/><text:tab/><text:tab/><text:tab/> <text:s text:c="9"/></text:span><text:tab/>?</text:p>
      <text:p text:style-name="P2"><text:tab/>Chapter 23 - Dosage Calculations Based on Body Surface Area <text:span text:style-name="T12"><text:tab/><text:tab/><text:tab/> <text:s text:c="9"/></text:span><text:tab/>?</text:p>
      <text:p text:style-name="P2"><text:tab/>Chapter 24 - Infusion Rates &amp; Drip Rates <text:span text:style-name="T12"><text:tab/><text:tab/><text:tab/><text:tab/><text:tab/><text:tab/> <text:s text:c="9"/></text:span><text:tab/>?</text:p>
      <text:p text:style-name="P2"><text:tab/>Chapter 25 - Dilutions &amp; Alligations <text:span text:style-name="T12"><text:tab/><text:tab/><text:tab/><text:tab/><text:tab/><text:tab/> <text:s text:c="9"/></text:span><text:tab/>?</text:p>
      <text:p text:style-name="P2"><text:tab/>Chapter 26 - Parenteral Nutrition <text:span text:style-name="T12"><text:tab/><text:tab/><text:tab/><text:tab/><text:tab/><text:tab/><text:tab/> <text:s text:c="9"/></text:span><text:tab/>?</text:p>
      <text:p text:style-name="P2"><text:tab/>Chapter 27 - Aliquots <text:span text:style-name="T12"><text:tab/><text:tab/><text:tab/><text:tab/><text:tab/><text:tab/><text:tab/><text:tab/> <text:s text:c="9"/></text:span><text:tab/>?</text:p>
      <text:p text:style-name="P2"><text:tab/>Chapter 28 - Pediatric &amp; Geriatric Dosing <text:span text:style-name="T12"><text:tab/><text:tab/><text:tab/><text:tab/><text:tab/><text:tab/> <text:s text:c="9"/></text:span><text:tab/>?</text:p>
      <text:p text:style-name="P2"/>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09:07:21</meta:creation-date>
    <dc:date>2011-11-20T17:49:40</dc:date>
    <dc:creator>Sean Parsons</dc:creator>
    <meta:editing-duration>PT4H40M5S</meta:editing-duration>
    <meta:editing-cycles>29</meta:editing-cycles>
    <meta:generator>LibreOffice/3.4$Linux LibreOffice_project/340m1$Build-302</meta:generator>
    <meta:printed-by>Sean Parsons</meta:printed-by>
    <meta:print-date>2011-11-09T15:32:51</meta:print-date>
    <meta:document-statistic meta:table-count="0" meta:image-count="0" meta:object-count="0" meta:page-count="6" meta:paragraph-count="70" meta:word-count="1191" meta:character-count="7855" meta:non-whitespace-character-count="6153"/>
  </office:meta>
</office:document-meta>
</file>